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line-height="150%" fo:text-indent="0in" style:auto-text-indent="false"/>
      <style:text-properties style:font-name="Liberation Sans" fo:font-size="8pt" fo:language="es" fo:country="ES" fo:font-weight="normal" style:font-weight-asian="normal" style:font-size-complex="10pt" style:font-weight-complex="normal"/>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1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margin-top="0.0547in" fo:margin-bottom="0in" style:snap-to-layout-grid="false"/>
      <style:text-properties style:font-name="Liberation Sans" fo:font-size="10pt" fo:font-weight="bold" style:font-weight-asian="bold"/>
    </style:style>
    <style:style style:name="P27" style:family="paragraph" style:parent-style-name="IP">
      <style:paragraph-properties fo:margin-top="0.0547in" fo:margin-bottom="0in" style:snap-to-layout-grid="false"/>
      <style:text-properties style:font-name="Liberation Sans" fo:font-size="10pt" fo:font-weight="bold" style:font-weight-asian="bold"/>
    </style:style>
    <style:style style:name="P28"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9"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3" style:family="paragraph" style:parent-style-name="Text_20_body">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4"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margin-left="0.3335in" fo:margin-right="0in" fo:text-indent="-0.3335in" style:auto-text-indent="fals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1" style:family="paragraph" style:parent-style-name="Standard" style:list-style-name="L6"/>
    <style:style style:name="P42" style:family="paragraph" style:parent-style-name="Standard" style:list-style-name="L1">
      <style:paragraph-properties fo:margin-top="0.1in" fo:margin-bottom="0in" fo:text-align="justify" style:justify-single-word="false"/>
    </style:style>
    <style:style style:name="P43" style:family="paragraph" style:parent-style-name="Standard" style:list-style-name="L3">
      <style:paragraph-properties fo:margin-top="0.1in" fo:margin-bottom="0in" fo:text-align="justify" style:justify-single-word="false"/>
    </style:style>
    <style:style style:name="P44" style:family="paragraph" style:parent-style-name="Standard" style:list-style-name="L4">
      <style:paragraph-properties fo:margin-top="0.1in" fo:margin-bottom="0in" fo:text-align="justify" style:justify-single-word="false"/>
    </style:style>
    <style:style style:name="P45" style:family="paragraph" style:parent-style-name="Standard" style:list-style-name="L1">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6" style:family="paragraph" style:parent-style-name="Standard" style:list-style-name="L3">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7" style:family="paragraph" style:parent-style-name="Standard" style:list-style-name="L1">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8" style:family="paragraph" style:parent-style-name="Standard" style:list-style-name="L3">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9" style:family="paragraph" style:parent-style-name="Standard" style:list-style-name="L5">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0" style:family="paragraph" style:parent-style-name="Standard" style:list-style-name="L7">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Standard" style:list-style-name="L8">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Standard" style:list-style-name="L9">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3" style:family="paragraph" style:parent-style-name="Standard" style:list-style-name="L8">
      <style:paragraph-properties fo:margin-top="0.1in" fo:margin-bottom="0in" fo:text-align="justify" style:justify-single-word="false"/>
      <style:text-properties style:font-name="Liberation Sans" fo:font-size="12pt" style:font-size-asian="12pt" style:font-size-complex="12pt"/>
    </style:style>
    <style:style style:name="P54" style:family="paragraph" style:parent-style-name="Standard">
      <style:paragraph-properties fo:margin-top="0.1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5" style:family="paragraph" style:parent-style-name="Standard" style:list-style-name="L3">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6" style:family="paragraph" style:parent-style-name="Text_20_body" style:master-page-name="Standard">
      <style:paragraph-properties style:page-number="auto"/>
    </style:style>
    <style:style style:name="P57"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style:font-name="Liberation Sans" fo:font-size="14pt" style:font-size-asian="14pt" style:font-size-complex="14pt"/>
    </style:style>
    <style:style style:name="P60"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1"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2" style:family="paragraph" style:parent-style-name="Heading_20_3">
      <style:text-properties fo:font-weight="bold" style:font-weight-asian="bold" style:font-weight-complex="bold"/>
    </style:style>
    <style:style style:name="P63" style:family="paragraph" style:parent-style-name="Heading_20_3">
      <style:text-properties style:font-name="Liberation Sans" fo:font-size="12pt" fo:font-weight="bold" style:font-size-asian="12pt" style:font-weight-asian="bold" style:font-size-complex="12pt" style:font-weight-complex="bold"/>
    </style:style>
    <style:style style:name="P64" style:family="paragraph" style:parent-style-name="Heading_20_3">
      <style:text-properties style:font-name="Liberation Sans" fo:font-size="12pt" style:font-size-asian="12pt" style:font-size-complex="12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background-color="#c0c0c0" style:font-size-asian="12pt" style:font-size-complex="12pt"/>
    </style:style>
    <style:style style:name="T19" style:family="text">
      <style:text-properties style:font-name="Liberation Sans" fo:font-weight="bold" style:font-weight-asian="bold" style:font-weight-complex="bold"/>
    </style:style>
    <style:style style:name="T20" style:family="text">
      <style:text-properties style:font-size-complex="12pt"/>
    </style:style>
    <style:style style:name="T21" style:family="text">
      <style:text-properties style:font-name="Liberation Sans3" fo:font-weight="normal" style:font-name-asian="Liberation Sans3" style:font-weight-asian="normal" style:font-name-complex="Liberation Sans3" style:font-weight-complex="normal"/>
    </style:style>
    <style:style style:name="T22" style:family="text">
      <style:text-properties style:text-position="0% 100%"/>
    </style:style>
    <style:style style:name="T23" style:family="text">
      <style:text-properties style:text-position="0% 100%" style:font-name="Liberation Sans"/>
    </style:style>
    <style:style style:name="T24" style:family="text">
      <style:text-properties style:text-position="0% 100%" fo:font-weight="normal" style:font-weight-asian="normal" style:font-weight-complex="normal"/>
    </style:style>
    <style:style style:name="T25" style:family="text">
      <style:text-properties fo:font-style="italic"/>
    </style:style>
    <style:style style:name="T26" style:family="text">
      <style:text-properties fo:background-color="#c0c0c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able:table table:name="Tabla1" table:style-name="Tabla1">
        <table:table-column table:style-name="Tabla1.A"/>
        <table:table-column table:style-name="Tabla1.B"/>
        <table:table-row table:style-name="Tabla1.1">
          <table:table-cell table:style-name="Tabla1.A1" office:value-type="string">
            <text:p text:style-name="P28">Cooperativa</text:p>
            <text:p text:style-name="P28">CubaSWL</text:p>
          </table:table-cell>
          <table:table-cell table:style-name="Tabla1.B1" office:value-type="string">
            <text:p text:style-name="P26">Cooperativa CubaSWL</text:p>
            <text:h text:style-name="P61"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18">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9"><text:page-count style:num-format="1">9</text:page-count></text:span> áginas de este documento. </text:p>
          </table:table-cell>
          <table:covered-table-cell/>
        </table:table-row>
      </table:table>
      <text:p text:style-name="P30"/>
      <text:p text:style-name="P31"><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763_1597302656" text:style-name="Index_20_Link" text:visited-style-name="Index_20_Link">Glosario de términos.<text:tab/>1</text:a></text:p>
          <text:p text:style-name="P38"><text:a xlink:type="simple" xlink:href="#__RefHeading__4096_549429935" text:style-name="Index_20_Link" text:visited-style-name="Index_20_Link"><text:s text:c="2"/>Referidos a la Lingüística<text:tab/>2</text:a></text:p>
          <text:p text:style-name="P39"><text:a xlink:type="simple" xlink:href="#__RefHeading__2964_1081523524" text:style-name="Index_20_Link" text:visited-style-name="Index_20_Link"><text:s text:c="2"/>Disciplinas Lingüísticas<text:tab/>2</text:a></text:p>
          <text:p text:style-name="P39"><text:a xlink:type="simple" xlink:href="#__RefHeading__2666_1081523524" text:style-name="Index_20_Link" text:visited-style-name="Index_20_Link"><text:s text:c="2"/>Relaciones Semánticas<text:tab/>2</text:a></text:p>
          <text:p text:style-name="P39"><text:a xlink:type="simple" xlink:href="#__RefHeading__3034_1081523524" text:style-name="Index_20_Link" text:visited-style-name="Index_20_Link"><text:s text:c="2"/>Paráfrasis<text:tab/>2</text:a></text:p>
          <text:p text:style-name="P39"><text:a xlink:type="simple" xlink:href="#__RefHeading__3064_1081523524" text:style-name="Index_20_Link" text:visited-style-name="Index_20_Link"><text:s text:c="2"/>Otros<text:tab/>3</text:a></text:p>
          <text:p text:style-name="P38"><text:a xlink:type="simple" xlink:href="#__RefHeading__3358_549429935" text:style-name="Index_20_Link" text:visited-style-name="Index_20_Link"><text:s text:c="2"/>Referidos al Procesamiento del Lenguaje Natural<text:tab/>4</text:a></text:p>
          <text:p text:style-name="P39"><text:a xlink:type="simple" xlink:href="#__RefHeading__4556_1081523524" text:style-name="Index_20_Link" text:visited-style-name="Index_20_Link"><text:s text:c="2"/>Tareas de NLP<text:tab/>4</text:a></text:p>
          <text:p text:style-name="P39"><text:a xlink:type="simple" xlink:href="#__RefHeading__4558_1081523524" text:style-name="Index_20_Link" text:visited-style-name="Index_20_Link"><text:s text:c="2"/>Técnicas de Pre-procesamiento de Textos<text:tab/>4</text:a></text:p>
          <text:p text:style-name="P39"><text:a xlink:type="simple" xlink:href="#__RefHeading__4560_1081523524" text:style-name="Index_20_Link" text:visited-style-name="Index_20_Link"><text:s text:c="2"/>Métricas de cadena<text:tab/>5</text:a></text:p>
          <text:p text:style-name="P39"><text:a xlink:type="simple" xlink:href="#__RefHeading__4562_1081523524" text:style-name="Index_20_Link" text:visited-style-name="Index_20_Link"><text:s text:c="2"/>Otros<text:tab/>5</text:a></text:p>
          <text:p text:style-name="P38"><text:a xlink:type="simple" xlink:href="#__RefHeading__3066_1081523524" text:style-name="Index_20_Link" text:visited-style-name="Index_20_Link"><text:s text:c="2"/>Referidos al Procesamiento de Textos<text:tab/>6</text:a></text:p>
          <text:p text:style-name="P38"><text:a xlink:type="simple" xlink:href="#__RefHeading__3976_549429935" text:style-name="Index_20_Link" text:visited-style-name="Index_20_Link"><text:s text:c="2"/>Referidos a la Detección Automática de Plagio<text:tab/>7</text:a></text:p>
          <text:p text:style-name="P39"><text:a xlink:type="simple" xlink:href="#__RefHeading__4101_1081523524" text:style-name="Index_20_Link" text:visited-style-name="Index_20_Link"><text:s text:c="2"/>Métodos para Reutilizar Textos <text:tab/>7</text:a></text:p>
          <text:p text:style-name="P39"><text:a xlink:type="simple" xlink:href="#__RefHeading__4103_1081523524" text:style-name="Index_20_Link" text:visited-style-name="Index_20_Link"><text:s text:c="2"/>Tipos de Plagio <text:tab/>7</text:a></text:p>
          <text:p text:style-name="P39"><text:a xlink:type="simple" xlink:href="#__RefHeading__4105_1081523524" text:style-name="Index_20_Link" text:visited-style-name="Index_20_Link"><text:s text:c="2"/>Métodos de Plagio<text:tab/>7</text:a></text:p>
          <text:p text:style-name="P39"><text:a xlink:type="simple" xlink:href="#__RefHeading__4564_1081523524" text:style-name="Index_20_Link" text:visited-style-name="Index_20_Link"><text:s text:c="2"/>Métricas<text:tab/>7</text:a></text:p>
          <text:p text:style-name="P39"><text:a xlink:type="simple" xlink:href="#__RefHeading__4107_1081523524" text:style-name="Index_20_Link" text:visited-style-name="Index_20_Link"><text:s text:c="2"/>Otros<text:tab/>8</text:a></text:p>
          <text:p text:style-name="P37"><text:a xlink:type="simple" xlink:href="#__RefHeading__2966_1081523524" text:style-name="Index_20_Link" text:visited-style-name="Index_20_Link"><text:s text:c="2"/>Bibliografía<text:tab/>9</text:a></text:p>
        </text:index-body>
      </text:table-of-content>
      <text:h text:style-name="P57" text:outline-level="2"><text:bookmark-start text:name="__RefHeading__4096_549429935"/><text:soft-page-break/>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span text:style-name="T22">(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p>
      <text:list xml:id="list501033336" text:style-name="L1">
        <text:list-item>
          <text:p text:style-name="P42"><text:span text:style-name="T16">Fonética &amp; Fonología </text:span><text:span text:style-name="T15">(Phonetics &amp; Phonology):</text:span></text:p>
        </text:list-item>
        <text:list-item>
          <text:p text:style-name="P42"><text:span text:style-name="T16">Morfología lingüística: </text:span><text:span text:style-name="T15">estudia la forma de las palabras, estudia las palabras y su estructura interna.</text:span></text:p>
        </text:list-item>
        <text:list-item>
          <text:p text:style-name="P45">Lexicología:</text:p>
        </text:list-item>
        <text:list-item>
          <text:p text:style-name="P45">Semántica:</text:p>
        </text:list-item>
        <text:list-item>
          <text:p text:style-name="P42"><text:span text:style-name="T16">Sintaxis:</text:span><text:span text:style-name="T15"> describe como las palabras se combinan para formar sintagmas, oraciones y frases.</text:span></text:p>
        </text:list-item>
        <text:list-item>
          <text:p text:style-name="P47">Pragmática</text:p>
        </text:list-item>
        <text:list-item>
          <text:p text:style-name="P47">Discurso</text:p>
        </text:list-item>
      </text:list>
      <text:h text:style-name="P62" text:outline-level="3"><text:bookmark-start text:name="__RefHeading__2666_1081523524"/>Relaciones Semánticas<text:bookmark-end text:name="__RefHeading__2666_1081523524"/></text:h>
      <text:p text:style-name="P7"><text:span text:style-name="T6">Hipónimo:</text:span><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6">Tropónimos:</text:span><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0">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62" text:outline-level="3"><text:bookmark-start text:name="__RefHeading__3034_1081523524"/>Paráfrasis<text:bookmark-end text:name="__RefHeading__3034_1081523524"/></text:h>
      <text:list xml:id="list626493116" text:style-name="L2">
        <text:list-item>
          <text:p text:style-name="P40">Same Polarity</text:p>
        </text:list-item>
        <text:list-item>
          <text:p text:style-name="P40">Order</text:p>
        </text:list-item>
        <text:list-item>
          <text:p text:style-name="P40">Synthetic/Analytic</text:p>
        </text:list-item>
        <text:list-item>
          <text:p text:style-name="P40"><text:soft-page-break/>Semantic</text:p>
        </text:list-item>
        <text:list-item>
          <text:p text:style-name="P40">Spelling</text:p>
        </text:list-item>
        <text:list-item>
          <text:p text:style-name="P40">Addition/Deletion</text:p>
        </text:list-item>
      </text:list>
      <text:h text:style-name="P62" text:outline-level="3"><text:bookmark-start text:name="__RefHeading__3064_1081523524"/>Otros<text:bookmark-end text:name="__RefHeading__3064_1081523524"/></text:h>
      <text:p text:style-name="P24"><text:span text:style-name="T19">Lexicón:</text:span><text:span text:style-name="T12">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23">(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12">⁠</text:span></text:p>
      <text:p text:style-name="P24"><text:span text:style-name="T19">Flexión </text:span><text:span text:style-name="T12">(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6">verbos modales:</text:span> <text:s/></text:p>
      <text:p text:style-name="P21"><text:span text:style-name="T6">diátesis:</text:span> </text:p>
      <text:p text:style-name="P21"><text:span text:style-name="T6">elipsis</text:span> (en lingüística):</text:p>
      <text:p text:style-name="P21"><text:span text:style-name="T6">morfemas:</text:span> letras que pospuestas al lexema indican los accidentes del vocablo: género, número, tiempo y persona. </text:p>
      <text:p text:style-name="P21"><text:span text:style-name="T6">afijo:</text:span> el conjunto que reune los sufijos, prefijos, interfijos, infijos y circunfijos.</text:p>
      <text:p text:style-name="P22"><text:span text:style-name="T6">Acento tónico:</text:span> cuando una sílaba recibe la acentuación se dice que es tónica.</text:p>
      <text:p text:style-name="P22">Engaño verbal (verbal deception):</text:p>
      <text:p text:style-name="P22"><text:span text:style-name="T6">Collocations:</text:span> secuencia de palabras que aparecen juntas de forma frecuente, estableciéndose como nuevos códigos de la lengua. Ej. “caballero negro”, “vino blanco”, “Estados Unidos de Norteamérica”, etc.</text:p>
      <text:h text:style-name="P59" text:outline-level="2"><text:bookmark-start text:name="__RefHeading__3358_549429935"/>Referidos al Procesamiento del Lenguaje Natural<text:bookmark-end text:name="__RefHeading__3358_549429935"/></text:h>
      <text:p text:style-name="P20"><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h text:style-name="Heading_20_3" text:outline-level="3"><text:bookmark-start text:name="__RefHeading__4556_1081523524"/>Tareas de NLP<text:bookmark-end text:name="__RefHeading__4556_1081523524"/></text:h>
      <text:list xml:id="list1378808825" text:style-name="L3">
        <text:list-item>
          <text:p text:style-name="P46">Entity identification<text:span text:style-name="T10"> (or entity recognition): es un problema de etiquetado dentro de NLP que consiste en identificar las entidades existentes en un texto, como por ejemplo: lugares, nombres, etc.</text:span></text:p>
        </text:list-item>
        <text:list-item>
          <text:p text:style-name="P48"><text:span text:style-name="T6">Textual Entailment</text:span> (implicación textual): en la lógica el texto 1 implica el texto 2, esto podría ser el texto 1 es la pregunta que responde el texto 2; u otro tipo de relaciones.<text:span text:style-name="T26">(Wikipedia)</text:span><text:note text:id="ftn1" text:note-class="footnote"><text:note-citation>1</text:note-citation><text:note-body><text:p text:style-name="Footnote">http://en.wikipedia.org/wiki/Textual_entailment</text:p></text:note-body></text:note></text:p>
        </text:list-item>
        <text:list-item>
          <text:p text:style-name="P48"><text:span text:style-name="T6">Part of Speech</text:span> (POS): área de NLP que estudia el como encontrar las funciones léxicas de las palabras o las partes de la oración, dentro de las dos formas en que se presenta el lenguaje natural(idiomas humanos), los textos y ficheros de audio.</text:p>
        </text:list-item>
        <text:list-item>
          <text:p text:style-name="P43"><text:span text:style-name="T7">Semantic Role Labeling:</text:span><text:span text:style-name="T20"> </text:span><text:span text:style-name="T11">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p>
          <text:list>
            <text:list-item>
              <text:p text:style-name="P55">Agent: Actor of an action </text:p>
            </text:list-item>
            <text:list-item>
              <text:p text:style-name="P55">Patient: Entity affected by the action </text:p>
            </text:list-item>
            <text:list-item>
              <text:p text:style-name="P55">Instrument: Tool used in performing action. </text:p>
            </text:list-item>
            <text:list-item>
              <text:p text:style-name="P55">Beneficiary: Entity for whom action is performed </text:p>
            </text:list-item>
            <text:list-item>
              <text:p text:style-name="P55">Source: Origin of the affected entity </text:p>
            </text:list-item>
            <text:list-item>
              <text:p text:style-name="P55">Destination: Destination of the affected entity</text:p>
            </text:list-item>
          </text:list>
        </text:list-item>
      </text:list>
      <text:h text:style-name="P62" text:outline-level="3"><text:bookmark-start text:name="__RefHeading__4558_1081523524"/>Técnicas de Pre-procesamiento de Textos<text:bookmark-end text:name="__RefHeading__4558_1081523524"/></text:h>
      <text:list xml:id="list884293602" text:style-name="L4">
        <text:list-item>
          <text:p text:style-name="P44"><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list-item>
        <text:list-item>
          <text:p text:style-name="P44"><text:span text:style-name="T16">Stemming:</text:span><text:span text:style-name="T15"> proceso mediante el cual se eliminan de la palabra los “</text:span><text:span text:style-name="T16">morfemas</text:span><text:span text:style-name="T15">”, utilizando reglas predefinidas que se corresponden con las terminaciones más comunes de las palabras en un idioma. </text:span><text:bookmark-start text:name="__DdeLink__948_1965215289"/><text:span text:style-name="T15">Trabaja la morfología de las palabras.</text:span><text:bookmark-end text:name="__DdeLink__948_1965215289"/></text:p>
        </text:list-item>
        <text:list-item>
          <text:p text:style-name="P44"><text:soft-page-break/><text:span text:style-name="T16">Lematizar</text:span><text:span text:style-name="T15"> (lemmatiz): proceso mediante el cual se extrae el “</text:span><text:span text:style-name="T16">lexema</text:span><text:span text:style-name="T15">” de la palabra. Generalmente es necesario utilizar una base de datos que contenga información de los lexemas o lemas(como también se le suele llamar a los lexemas), estas BD son generalmente semánticas. Trabaja la morfología de las palabras.</text:span></text:p>
        </text:list-item>
      </text:list>
      <text:h text:style-name="P63" text:outline-level="3"><text:bookmark-start text:name="__RefHeading__4560_1081523524"/>Métricas de cadena<text:bookmark-end text:name="__RefHeading__4560_1081523524"/></text:h>
      <text:p text:style-name="P35"><text:span text:style-name="T17">(String Metrics) Son las métricas que miden similaridad o no-similaridad entre cadenas de texto.</text:span><text:span text:style-name="T18">(</text:span><text:a xlink:type="simple" xlink:href="../../../../../19_Linguistica_Computacional/Enciclopedia/String_metric_-_Wikipedia,_the_free_encyclopedia/index.html"><text:span text:style-name="T18">Wikipedia</text:span></text:a><text:span text:style-name="T18">)</text:span><text:span text:style-name="T17"><text:note text:id="ftn2" text:note-class="footnote"><text:note-citation>2</text:note-citation><text:note-body><text:p text:style-name="Footnote">http://en.wikipedia.org/wiki/String_metric</text:p></text:note-body></text:note></text:span></text:p>
      <text:list xml:id="list2168729917" text:style-name="L5">
        <text:list-item>
          <text:p text:style-name="P49">Levenstein Distance</text:p>
        </text:list-item>
      </text:list>
      <text:h text:style-name="P64" text:outline-level="3"><text:bookmark-start text:name="__RefHeading__4562_1081523524"/>Otros<text:bookmark-end text:name="__RefHeading__4562_1081523524"/></text:h>
      <text:p text:style-name="P20"><text:span text:style-name="T6">Compresión lingüística:</text:span> <text:span text:style-name="T10">procesos del tratamiento lingüístico en el que se reducen los términos estudiados. Ejemplo: la lematización y el stemming son tipos de compresión lingüística.</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1"><text:span text:style-name="T6">Token:</text:span> A token is the technical name for a sequence of characters — such as hairy, his, or :) — that we want to treat as a group. (Bird 2009, NLP with Py)</text:p>
      <text:p text:style-name="P34"/>
      <text:p text:style-name="P29"><text:span text:style-name="T20">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25"><text:span text:style-name="T6">Fuzzy string matching:</text:span> ...(extraído de Taming Text)</text:p>
      <text:p text:style-name="P25"><text:span text:style-name="T6">word lattice</text:span>: es un gráfico directo que representa eficientemente mucha más información sobre posibles secuencias de palabras.(Jurafsky2009, p. 372)</text:p>
      <text:h text:style-name="P58" text:outline-level="2"><text:bookmark-start text:name="__RefHeading__3066_1081523524"/>Referidos al Procesamiento de Textos<text:bookmark-end text:name="__RefHeading__3066_1081523524"/></text:h>
      <text:p text:style-name="P20"><text:span text:style-name="T6">Corrección Ortográfica</text:span> <text:span text:style-name="T10">(spell checking)</text:span>: <text:span text:style-name="T10">procesos del tratamiento lingüístico que elimina errores a partir de la comparación con supuestos correctos de la lengua. Ejemplo: Camaguey lleva diéresis en la u(ü), su forma correcta sería: Camagüey.</text:span></text:p>
      <text:p text:style-name="P20"><text:span text:style-name="T6">Normalización de Textos</text:span><text:span text:style-name="T10"> (text normalization): es el subproceso que implica mezclar diferentes formas de escritura en una sola apropiada y aceptable; por ejemplo un documento puede contener los símbolos “Señor”, “señor”, “Sr.”,”Sr” todos ellos deben ser normalizados a una única forma. <text:s/>“...involves merging different written forms of a token into a canonical normalized form; for example, a document may contain the equivalent tokens “Mr.”, “Mr”, “mister”, and “Mister” that would all be normalized to a single form. ” (Indurkhya 2008, p. 10)</text:span></text:p>
      <text:h text:style-name="P60" text:outline-level="2"><text:bookmark-start text:name="__RefHeading__3976_549429935"/>Referidos a la Detección Automática de Plagio<text:bookmark-end text:name="__RefHeading__3976_549429935"/></text:h>
      <text:p text:style-name="Standard"><text:span text:style-name="T6">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h text:style-name="Heading_20_3" text:outline-level="3"><text:bookmark-start text:name="__RefHeading__4101_1081523524"/><text:span text:style-name="T6">Métodos para Reutilizar Textos</text:span> <text:bookmark-end text:name="__RefHeading__4101_1081523524"/></text:h>
      <text:p text:style-name="Standard">(Methods for Text Re-Use )<text:reference-mark-start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span text:style-name="T22">(Barrón-Cedeño, 2012, pág-13)</text:span><text:reference-mark-end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p>
      <text:list xml:id="list1158084920" text:style-name="L6">
        <text:list-item>
          <text:p text:style-name="P41"/>
        </text:list-item>
      </text:list>
      <text:h text:style-name="Heading_20_3" text:outline-level="3"><text:bookmark-start text:name="__RefHeading__4103_1081523524"/>Tipos de Plagio <text:bookmark-end text:name="__RefHeading__4103_1081523524"/></text:h>
      <text:p text:style-name="P21">(Plagiarism Tipologies)<text:reference-mark-start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span text:style-name="T22">(Barrón-Cedeño, 2012, pág-17; Imran, 2010)</text:span><text:reference-mark-end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p>
      <text:list xml:id="list863126028" text:style-name="L7">
        <text:list-item>
          <text:p text:style-name="P50"/>
        </text:list-item>
      </text:list>
      <text:h text:style-name="P62" text:outline-level="3"><text:bookmark-start text:name="__RefHeading__4105_1081523524"/>Métodos de Plagio<text:bookmark-end text:name="__RefHeading__4105_1081523524"/></text:h>
      <text:p text:style-name="P21">Como se implementan los tipos de plagio.</text:p>
      <text:list xml:id="list353861706" text:style-name="L8">
        <text:list-item>
          <text:p text:style-name="P53"><text:span text:style-name="T6">Paraphrase Plagiarism</text:span><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list-item>
        <text:list-item>
          <text:p text:style-name="P53"><text:span text:style-name="T6">Verbatim Plagiarism:</text:span><text:span text:style-name="T10"> plagio literal o copy-paste.</text:span></text:p>
        </text:list-item>
        <text:list-item>
          <text:p text:style-name="P51">Instrinsic Plagiarism</text:p>
        </text:list-item>
        <text:list-item>
          <text:p text:style-name="P51">Extrinsic Plagiarism</text:p>
        </text:list-item>
        <text:list-item>
          <text:p text:style-name="P51">Mono-lingual Plagiarism</text:p>
        </text:list-item>
        <text:list-item>
          <text:p text:style-name="P51">Cross-lingual Plagiarism</text:p>
        </text:list-item>
        <text:list-item>
          <text:p text:style-name="P51">Idea Plagiarism</text:p>
        </text:list-item>
      </text:list>
      <text:h text:style-name="P62" text:outline-level="3"><text:bookmark-start text:name="__RefHeading__4564_1081523524"/>Métricas<text:bookmark-end text:name="__RefHeading__4564_1081523524"/></text:h>
      <text:p text:style-name="P20"><text:span text:style-name="T10">Para evaluar el proceso de detección automática de plagio.</text:span><text:reference-mark-start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10">(Oberreuter &amp; Velásquez, 2012, p.8)</text:span><text:reference-mark-end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24">, </text:span><text:reference-mark-start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24">(Grozea &amp; Popescu, 2012, p.7)</text:span><text:reference-mark-end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10">⁠, </text:span><text:reference-mark-start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Potthast, Stein, Barrón-Cedeño, &amp; Rosso, 2010)</text:span><text:reference-mark-end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 </text:span></text:p>
      <text:list xml:id="list694724796" text:style-name="L9">
        <text:list-item>
          <text:p text:style-name="P52"><text:soft-page-break/>Precision</text:p>
        </text:list-item>
        <text:list-item>
          <text:p text:style-name="P52">Recall</text:p>
        </text:list-item>
        <text:list-item>
          <text:p text:style-name="P52">Granularity</text:p>
        </text:list-item>
        <text:list-item>
          <text:p text:style-name="P52">Plagdet</text:p>
        </text:list-item>
        <text:list-item>
          <text:p text:style-name="P52">F-measure</text:p>
        </text:list-item>
      </text:list>
      <text:h text:style-name="P62" text:outline-level="3"><text:bookmark-start text:name="__RefHeading__4107_1081523524"/>Otros<text:bookmark-end text:name="__RefHeading__4107_1081523524"/></text:h>
      <text:p text:style-name="P21"><text:span text:style-name="T6">Sparse matching:</text:span> coincidencia esparcida, se aplica cuando dos documentos son similares en uno o más fragmentos aislados.</text:p>
      <text:p text:style-name="P20"><text:span text:style-name="T6">high context similarity:</text:span><text:span text:style-name="T10"> similaridad en textos largos.</text:span></text:p>
      <text:p text:style-name="P20"><text:span text:style-name="T6">short context similarity:</text:span><text:span text:style-name="T10"> similaridad en textos cortos, como resúmenes, noticias, etc.</text:span></text:p>
      <text:p text:style-name="P20"><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1">∑ </text:span><text:span text:style-name="T10">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6">high similarity treshold:</text:span><text:span text:style-name="T10"> un gran % del documento similar a otro.</text:span></text:p>
      <text:p text:style-name="P20"><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1">Semantic density:</text:p>
      <text:p text:style-name="P21"><text:span text:style-name="T6">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text:soft-page-break/>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32"> </text:p>
        <text:p text:style-name="P36">Barrón-Cedeño, A. (2012). <text:span text:style-name="T25">On the Mono- and Cross-Language Detection of Text Re-Use and Plagiarism</text:span>. Universidad Politécnica de Valencia.</text:p>
        <text:p text:style-name="P36">Grozea, C., &amp; Popescu, M. (2012). Encoplot - Tuned for High Recall (also proposing a new plagiarism detection score). <text:span text:style-name="T25">PAN’2012</text:span> (p. 12). Berlín, Germany.</text:p>
        <text:p text:style-name="P36">Imran, N. (2010). Electronic media, creativity and plagiarism. <text:span text:style-name="T25">ACM SIGCAS Computers and Society</text:span>, <text:span text:style-name="T25">40</text:span>(4), 25–44. doi:10.1145/1929609.1929613</text:p>
        <text:p text:style-name="P36">Jurafsky, D., &amp; Martin, J. H. (2009). <text:span text:style-name="T25">Speech and Language Processing: An introduction to natural language processing</text:span> (Second Edi., p. 1044). Prentice Hall.</text:p>
        <text:p text:style-name="P36">Moreno, A. (2000). DISEÑO E IMPLEMENTACIÓN DE UN LEXICÓN COMPUTACIONAL PARA LEXICOGRAFÍA Y TRADUCCIÓN AUTOMÁTICA. <text:span text:style-name="T25">Estudios de Lingüística del Español</text:span>, <text:span text:style-name="T25">9</text:span>. Retrieved from http://elies.rediris.es/elies9/index.htm</text:p>
        <text:p text:style-name="P36">Oberreuter, G. G., &amp; Velásquez, J. D. (2012). <text:span text:style-name="T25">Exploring Text Features for Automatic Detection of Plagiarism</text:span> (p. 14). Santiago de Chile, Chile.</text:p>
        <text:p text:style-name="P36">Potthast, M., Stein, B., Barrón-Cedeño, A., &amp; Rosso, P. (2010). An Evaluation Framework for Plagiarism Detection. <text:span text:style-name="T25">Coling 2010, 23rd International Conference on Computational Linguistics</text:span> (pp. 997–1005). Beijing, China: ACM Press.</text:p>
        <text:p text:style-name="P36">Potthast, M., Stein, B., &amp; Rosso, P. (2010). An Evaluation Framework for Plagiarism Detection.</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fo:text-indent="0in"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9</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109</meta:editing-cycles>
    <meta:editing-duration>P1DT16H33M32S</meta:editing-duration>
    <meta:initial-creator>Abel Meneses Abad</meta:initial-creator>
    <dc:date>2015-08-13T19:13:59</dc:date>
    <dc:creator>Abel Meneses Abad</dc:creator>
    <meta:document-statistic meta:table-count="8" meta:image-count="0" meta:object-count="0" meta:page-count="9" meta:paragraph-count="161" meta:word-count="2233" meta:character-count="15010" meta:non-whitespace-character-count="12879"/>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